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fo:text-align="start" style:writing-mode="lr-tb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rogetto del sito Alloggio Freed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3">Progetto del sito Alloggio Freedom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p text:style-name="P1">Il progetto dell’alloggio Freedom è stato realizzato come esempio da utilizzare per far vedere ai potenziali clienti la visualizzazione di come sarebbe la versione finale del sito.</text:p>
            <text:p text:style-name="P1">Il progetto è rivolto a possessori di alloggi in affitto che si limitano a pubblicare l’annuncio sui portali tipo booking, ma non hanno ancora un sito proprio.</text:p>
            <text:p text:style-name="P1">Si tratta di un Single Page Website con un menù costituito dal logo nella parte alta a sinistra, il quale è anche un link alla home. Il menù è <text:span text:style-name="T1">responsive</text:span>.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3">Progetto del sito Alloggio Freedom</text:p>
          </draw:text-box>
        </draw:frame>
        <draw:frame presentation:style-name="pr7" draw:text-style-name="P6" draw:layer="layout" svg:width="26cm" svg:height="10cm" svg:x="1cm" svg:y="3cm" presentation:class="outline">
          <draw:text-box>
            <text:p text:style-name="P4">Al centro il menù è costituito da tre voci: Descrizione, Dotazioni e Contatti. Cliccandoli si va direttamente alla sezione interessata.</text:p>
            <text:p text:style-name="P4"/>
            <text:p text:style-name="P5">SLIDE-SHOW</text:p>
            <text:p text:style-name="P4">Subito sotto il menù venegono presentate alcune immagini dell’alloggio tramite una slide-show: sotto all’immagine grande vi sono le icone delle immagini che sono cliccabili e sostituiscono l’immagine grande.</text:p>
            <text:p text:style-name="P4"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3">Progetto del sito Alloggio Freedom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p text:style-name="P5">DESCRIZIONE</text:p>
            <text:p>Nella sezione descrizione vengono date anche le informazioni sul ceck’in e il check’out e l’informazione sui prezzi.</text:p>
            <text:p/>
            <text:p text:style-name="P5">DOTAZIONI</text:p>
            <text:p>L’elenco delle dotazioni è facilitato nella lettura da una serie di icone situate alla sinistra di ogni voce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3">Progetto del sito Alloggio Freedom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p text:style-name="P5">CONTATTI</text:p>
            <text:p>Nella sezione contatti c’è una mappa tratta da Google Maps, la quale è cliccabile e indirizza proprio al sito di Google Maps con l’indicazione dell’unicazione dell’alloggio.</text:p>
            <text:p>Inoltre sono indicati i riferimenti necessari per contattare il proprietario, c’è anche un pulsante che accede automaticamente all’email dell’utente per l’invio di una email.</text:p>
            <text:p>Il piè di pagina è personalizzabile.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3">Progetto del sito Alloggio Freedom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p text:style-name="P5">CONCLUSIONI</text:p>
            <text:p>Le tecnologie utilizzate per la realizzazione del sito sonoç</text:p>
            <text:list text:style-name="L2">
              <text:list-item>
                <text:p>HTML 5</text:p>
              </text:list-item>
              <text:list-item>
                <text:p>CSS 3</text:p>
              </text:list-item>
              <text:list-item>
                <text:p>JavaScript</text:p>
              </text:list-item>
            </text:list>
            <text:p/>
            <text:p>Link al sito: https://massimo-it.github.io/AlloggioFreedom/index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6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29T14:54:31.408000000</meta:creation-date>
    <meta:editing-duration>PT24M12S</meta:editing-duration>
    <meta:editing-cycles>5</meta:editing-cycles>
    <meta:generator>LibreOffice/7.2.1.2$Windows_X86_64 LibreOffice_project/87b77fad49947c1441b67c559c339af8f3517e22</meta:generator>
    <dc:title>Blue Curve</dc:title>
    <dc:date>2021-10-29T15:35:38.380000000</dc:date>
    <meta:document-statistic meta:object-count="58"/>
  </office:meta>
</office:document-meta>
</file>